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Linear scalar advection, Gauss pulse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4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4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3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101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5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101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101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I5:.I8])" office:value-type="float" office:value="6.02590567095453" calcext:value-type="float">
            <text:p>6.03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Euler, convergence test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4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4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7]/[.B18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7]/[.E18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7]/[.H18])/LN(2)" office:value-type="float" office:value="6.18942965169666" calcext:value-type="float">
            <text:p>6.19</text:p>
          </table:table-cell>
          <table:table-cell table:number-columns-repeated="101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8]/[.B19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8]/[.E19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8]/[.H19])/LN(2)" office:value-type="float" office:value="7.14892941773833" calcext:value-type="float">
            <text:p>7.15</text:p>
          </table:table-cell>
          <table:table-cell table:number-columns-repeated="101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9]/[.B20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9]/[.E20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9]/[.H20])/LN(2)" office:value-type="float" office:value="6.08902390317403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20]/[.B21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20]/[.E21])/LN(2)" office:value-type="float" office:value="4.5714274995683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20]/[.H21])/LN(2)" office:value-type="float" office:value="6.18971953217078" calcext:value-type="float">
            <text:p>6.19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C18:.C21])" office:value-type="float" office:value="4.26577126962429" calcext:value-type="float">
            <text:p>4.27</text:p>
          </table:table-cell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F18:.F21])" office:value-type="float" office:value="4.34213146143189" calcext:value-type="float">
            <text:p>4.34</text:p>
          </table:table-cell>
          <table:table-cell table:style-name="ce1"/>
          <table:table-cell table:style-name="ce7" office:value-type="string" calcext:value-type="string">
            <text:p>Avg. EOC</text:p>
          </table:table-cell>
          <table:table-cell table:style-name="ce13" table:formula="of:=AVERAGE([.I18:.I21])" office:value-type="float" office:value="6.40427562619495" calcext:value-type="float">
            <text:p>6.40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2-03T22:12:21.958685981</dc:date>
    <dc:creator>Michael Schlottke-Lakemper</dc:creator>
    <meta:editing-duration>P1DT23H43M5S</meta:editing-duration>
    <meta:editing-cycles>20</meta:editing-cycles>
    <meta:generator>LibreOffice/6.3.4.2$Linux_X86_64 LibreOffice_project/30$Build-2</meta:generator>
    <meta:document-statistic meta:table-count="1" meta:cell-count="102" meta:object-count="0"/>
  </office:meta>
</office:document-meta>
</file>